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1pt" officeooo:rsid="00196c26" officeooo:paragraph-rsid="00196c26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Calibri" fo:font-size="11pt" officeooo:rsid="00257307" officeooo:paragraph-rsid="00257307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1pt" fo:font-weight="bold" officeooo:rsid="00196c26" officeooo:paragraph-rsid="00196c26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ize="11pt" fo:font-weight="bold" officeooo:rsid="00196c26" officeooo:paragraph-rsid="00196c26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1pt" fo:font-weight="bold" officeooo:rsid="00200450" officeooo:paragraph-rsid="00200450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size="11pt" fo:font-style="normal" fo:font-weight="bold" officeooo:rsid="001cc5d0" officeooo:paragraph-rsid="001cc5d0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11pt" fo:font-style="normal" fo:font-weight="bold" officeooo:rsid="003007c2" officeooo:paragraph-rsid="003007c2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" fo:font-size="11pt" fo:font-style="normal" fo:font-weight="normal" officeooo:rsid="001cc5d0" officeooo:paragraph-rsid="001cc5d0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" fo:font-size="11pt" fo:font-style="normal" fo:font-weight="normal" officeooo:rsid="001b6c4d" officeooo:paragraph-rsid="001b6c4d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1pt" fo:font-style="normal" fo:font-weight="normal" officeooo:rsid="003007c2" officeooo:paragraph-rsid="003007c2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1pt" fo:font-style="normal" style:text-underline-style="solid" style:text-underline-width="auto" style:text-underline-color="font-color" fo:font-weight="bold" officeooo:rsid="001e441d" officeooo:paragraph-rsid="001e441d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1pt" fo:font-weight="normal" officeooo:rsid="00200450" officeooo:paragraph-rsid="00200450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1pt" style:text-underline-style="solid" style:text-underline-width="auto" style:text-underline-color="font-color" fo:font-weight="bold" officeooo:rsid="001e274d" officeooo:paragraph-rsid="001e274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1pt" style:text-underline-style="solid" style:text-underline-width="auto" style:text-underline-color="font-color" fo:font-weight="bold" officeooo:rsid="001e441d" officeooo:paragraph-rsid="001e441d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Calibri" fo:font-size="11pt" style:text-underline-style="solid" style:text-underline-width="auto" style:text-underline-color="font-color" fo:font-weight="bold" officeooo:paragraph-rsid="001e441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left="1in" fo:margin-right="0in" fo:text-align="start" style:justify-single-word="false" fo:text-indent="0in" style:auto-text-indent="false"/>
      <style:text-properties style:font-name="Calibri" fo:font-size="11pt" fo:font-style="normal" fo:font-weight="normal" officeooo:rsid="001c561d" officeooo:paragraph-rsid="001e441d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font-name="Calibri" fo:font-size="11pt" fo:font-weight="bold" officeooo:rsid="00196c26" officeooo:paragraph-rsid="00196c26" style:font-size-asian="11pt" style:font-weight-asian="bold" style:font-size-complex="11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Calibri" fo:font-size="11pt" fo:font-weight="normal" officeooo:rsid="001e274d" officeooo:paragraph-rsid="001e274d" style:font-size-asian="11pt" style:font-weight-asian="normal" style:font-size-complex="11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Calibri" fo:font-size="11pt" fo:font-weight="normal" officeooo:rsid="001e441d" officeooo:paragraph-rsid="001e441d" style:font-size-asian="11pt" style:font-weight-asian="normal" style:font-size-complex="11pt" style:font-weight-complex="normal"/>
    </style:style>
    <style:style style:name="P20" style:family="paragraph" style:parent-style-name="Standard" style:list-style-name="WWNum30">
      <style:text-properties style:font-name="Calibri" fo:font-size="11pt" fo:font-weight="normal" officeooo:paragraph-rsid="001e441d" style:font-size-asian="11pt" style:font-weight-asian="normal" style:font-size-complex="11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Calibri" fo:font-size="11pt" fo:font-weight="normal" officeooo:rsid="003af534" officeooo:paragraph-rsid="003af534" style:font-size-asian="11pt" style:font-weight-asian="normal" style:font-size-complex="11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Calibri" fo:font-size="11pt" fo:font-weight="normal" officeooo:rsid="003cf0f4" officeooo:paragraph-rsid="003cf0f4" style:font-size-asian="11pt" style:font-weight-asian="normal" style:font-size-complex="11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Calibri" fo:font-size="11pt" fo:font-weight="normal" officeooo:rsid="003d913e" officeooo:paragraph-rsid="003d913e" style:font-size-asian="11pt" style:font-weight-asian="normal" style:font-size-complex="11pt" style:font-weight-complex="normal"/>
    </style:style>
    <style:style style:name="P24" style:family="paragraph" style:parent-style-name="Standard" style:list-style-name="WWNum30">
      <style:paragraph-properties fo:text-align="start" style:justify-single-word="false"/>
      <style:text-properties style:font-name="Calibri" fo:font-size="11pt" fo:font-weight="normal" officeooo:rsid="0027c0ec" officeooo:paragraph-rsid="0027c0ec" style:font-size-asian="11pt" style:font-weight-asian="normal" style:font-size-complex="11pt" style:font-weight-complex="normal"/>
    </style:style>
    <style:style style:name="P25" style:family="paragraph" style:parent-style-name="Standard" style:list-style-name="WWNum30">
      <style:paragraph-properties fo:text-align="start" style:justify-single-word="false"/>
      <style:text-properties style:font-name="Calibri" fo:font-size="11pt" fo:font-weight="normal" officeooo:rsid="00200450" officeooo:paragraph-rsid="0023bb70" style:font-size-asian="11pt" style:font-weight-asian="normal" style:font-size-complex="11pt" style:font-weight-complex="normal"/>
    </style:style>
    <style:style style:name="P26" style:family="paragraph" style:parent-style-name="Standard" style:list-style-name="WWNum30">
      <style:paragraph-properties fo:text-align="start" style:justify-single-word="false"/>
      <style:text-properties style:font-name="Calibri" fo:font-size="11pt" fo:font-weight="normal" officeooo:rsid="00200450" officeooo:paragraph-rsid="002b1f2c" style:font-size-asian="11pt" style:font-weight-asian="normal" style:font-size-complex="11pt" style:font-weight-complex="normal"/>
    </style:style>
    <style:style style:name="P27" style:family="paragraph" style:parent-style-name="Standard" style:list-style-name="WWNum30">
      <style:paragraph-properties fo:text-align="start" style:justify-single-word="false"/>
      <style:text-properties style:font-name="Calibri" fo:font-size="11pt" fo:font-weight="normal" officeooo:rsid="00200450" officeooo:paragraph-rsid="00200450" style:font-size-asian="11pt" style:font-weight-asian="normal" style:font-size-complex="11pt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font-name="Calibri" fo:font-size="11pt" fo:font-weight="normal" officeooo:rsid="00200450" officeooo:paragraph-rsid="003007c2" style:font-size-asian="11pt" style:font-weight-asian="normal" style:font-size-complex="11pt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Calibri" fo:font-size="11pt" fo:font-weight="normal" officeooo:rsid="00200450" officeooo:paragraph-rsid="00200450" style:font-size-asian="11pt" style:font-weight-asian="normal" style:font-size-complex="11pt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style:font-name="Calibri" fo:font-size="11pt" fo:font-weight="normal" officeooo:rsid="00200450" officeooo:paragraph-rsid="00200450" style:font-size-asian="11pt" style:font-weight-asian="normal" style:font-size-complex="11pt" style:font-weight-complex="normal"/>
    </style:style>
    <style:style style:name="P31" style:family="paragraph" style:parent-style-name="Standard" style:list-style-name="WWNum30">
      <style:paragraph-properties fo:text-align="start" style:justify-single-word="false"/>
      <style:text-properties style:font-name="Calibri" fo:font-size="11pt" fo:font-weight="normal" officeooo:rsid="002b1f2c" officeooo:paragraph-rsid="002b1f2c" style:font-size-asian="11pt" style:font-weight-asian="normal" style:font-size-complex="11pt" style:font-weight-complex="normal"/>
    </style:style>
    <style:style style:name="P32" style:family="paragraph" style:parent-style-name="Standard" style:list-style-name="WWNum30">
      <style:paragraph-properties fo:text-align="start" style:justify-single-word="false"/>
      <style:text-properties style:font-name="Calibri" fo:font-size="11pt" fo:font-weight="normal" officeooo:rsid="00342941" officeooo:paragraph-rsid="00342941" style:font-size-asian="11pt" style:font-weight-asian="normal" style:font-size-complex="11pt" style:font-weight-complex="normal"/>
    </style:style>
    <style:style style:name="P33" style:family="paragraph" style:parent-style-name="Standard" style:list-style-name="WWNum30">
      <style:paragraph-properties fo:text-align="start" style:justify-single-word="false"/>
      <style:text-properties style:font-name="Calibri" fo:font-size="11pt" fo:font-weight="normal" officeooo:rsid="00216a8c" officeooo:paragraph-rsid="00216a8c" style:font-size-asian="11pt" style:font-weight-asian="normal" style:font-size-complex="11pt" style:font-weight-complex="normal"/>
    </style:style>
    <style:style style:name="P34" style:family="paragraph" style:parent-style-name="Standard" style:list-style-name="L4">
      <style:paragraph-properties fo:text-align="start" style:justify-single-word="false"/>
      <style:text-properties style:font-name="Calibri" fo:font-size="11pt" fo:font-weight="normal" officeooo:rsid="002db971" officeooo:paragraph-rsid="002db971" style:font-size-asian="11pt" style:font-weight-asian="normal" style:font-size-complex="11pt" style:font-weight-complex="normal"/>
    </style:style>
    <style:style style:name="P35" style:family="paragraph" style:parent-style-name="Standard" style:list-style-name="L4">
      <style:paragraph-properties fo:text-align="start" style:justify-single-word="false"/>
      <style:text-properties style:font-name="Calibri" fo:font-size="11pt" fo:font-weight="normal" officeooo:rsid="0032979a" officeooo:paragraph-rsid="0032979a" style:font-size-asian="11pt" style:font-weight-asian="normal" style:font-size-complex="11pt" style:font-weight-complex="normal"/>
    </style:style>
    <style:style style:name="P36" style:family="paragraph" style:parent-style-name="Standard" style:list-style-name="L4">
      <style:paragraph-properties fo:text-align="start" style:justify-single-word="false"/>
      <style:text-properties style:font-name="Calibri" fo:font-size="11pt" fo:font-weight="normal" officeooo:rsid="0039371b" officeooo:paragraph-rsid="003007c2" style:font-size-asian="11pt" style:font-weight-asian="normal" style:font-size-complex="11pt" style:font-weight-complex="normal"/>
    </style:style>
    <style:style style:name="P37" style:family="paragraph" style:parent-style-name="Standard" style:list-style-name="L4">
      <style:paragraph-properties fo:text-align="start" style:justify-single-word="false"/>
      <style:text-properties style:font-name="Calibri" fo:font-size="11pt" fo:font-weight="normal" officeooo:rsid="0039371b" officeooo:paragraph-rsid="0039371b" style:font-size-asian="11pt" style:font-weight-asian="normal" style:font-size-complex="11pt" style:font-weight-complex="normal"/>
    </style:style>
    <style:style style:name="P38" style:family="paragraph" style:parent-style-name="Standard" style:list-style-name="L4">
      <style:paragraph-properties fo:text-align="start" style:justify-single-word="false"/>
      <style:text-properties style:font-name="Calibri" fo:font-size="11pt" fo:font-weight="normal" officeooo:rsid="003007c2" officeooo:paragraph-rsid="003007c2" style:font-size-asian="11pt" style:font-weight-asian="normal" style:font-size-complex="11pt" style:font-weight-complex="normal"/>
    </style:style>
    <style:style style:name="P39" style:family="paragraph" style:parent-style-name="Standard" style:list-style-name="L5">
      <style:paragraph-properties fo:text-align="start" style:justify-single-word="false"/>
      <style:text-properties style:font-name="Calibri" fo:font-size="11pt" fo:font-weight="normal" officeooo:rsid="002f0b66" officeooo:paragraph-rsid="002f0b66" style:font-size-asian="11pt" style:font-weight-asian="normal" style:font-size-complex="11pt" style:font-weight-complex="normal"/>
    </style:style>
    <style:style style:name="P40" style:family="paragraph" style:parent-style-name="Standard" style:list-style-name="L5">
      <style:paragraph-properties fo:text-align="start" style:justify-single-word="false"/>
      <style:text-properties style:font-name="Calibri" fo:font-size="11pt" fo:font-weight="normal" officeooo:rsid="0035f694" officeooo:paragraph-rsid="0035f694" style:font-size-asian="11pt" style:font-weight-asian="normal" style:font-size-complex="11pt" style:font-weight-complex="normal"/>
    </style:style>
    <style:style style:name="P41" style:family="paragraph" style:parent-style-name="Standard" style:list-style-name="L7">
      <style:paragraph-properties fo:text-align="start" style:justify-single-word="false"/>
      <style:text-properties style:font-name="Calibri" fo:font-size="11pt" fo:font-weight="normal" officeooo:rsid="00196c26" officeooo:paragraph-rsid="00196c26" style:font-size-asian="11pt" style:font-weight-asian="normal" style:font-size-complex="11pt" style:font-weight-complex="normal"/>
    </style:style>
    <style:style style:name="P42" style:family="paragraph" style:parent-style-name="Standard" style:list-style-name="WWNum30">
      <style:text-properties style:font-name="Calibri" fo:font-size="11pt" officeooo:paragraph-rsid="001e441d" style:font-size-asian="11pt" style:font-size-complex="11pt"/>
    </style:style>
    <style:style style:name="P43" style:family="paragraph" style:parent-style-name="Standard" style:list-style-name="WWNum30">
      <style:paragraph-properties fo:text-align="start" style:justify-single-word="false"/>
      <style:text-properties style:font-name="Calibri" fo:font-size="11pt" style:text-underline-style="none" fo:font-weight="normal" officeooo:rsid="00228ca9" officeooo:paragraph-rsid="00228ca9" style:font-size-asian="11pt" style:font-weight-asian="normal" style:font-size-complex="11pt" style:font-weight-complex="normal"/>
    </style:style>
    <style:style style:name="P44" style:family="paragraph" style:parent-style-name="Standard" style:list-style-name="L6">
      <style:paragraph-properties fo:text-align="start" style:justify-single-word="false"/>
      <style:text-properties style:font-name="Calibri" fo:font-size="11pt" fo:font-style="normal" fo:font-weight="bold" officeooo:rsid="001b8d38" officeooo:paragraph-rsid="001e441d" style:font-size-asian="11pt" style:font-style-asian="normal" style:font-weight-asian="bold" style:font-size-complex="11pt" style:font-style-complex="normal" style:font-weight-complex="bold"/>
    </style:style>
    <style:style style:name="P45" style:family="paragraph" style:parent-style-name="Standard" style:list-style-name="L6">
      <style:paragraph-properties fo:text-align="start" style:justify-single-word="false"/>
      <style:text-properties style:font-name="Calibri" fo:font-size="11pt" fo:font-style="normal" fo:font-weight="normal" officeooo:rsid="001cc316" officeooo:paragraph-rsid="001e441d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 style:list-style-name="L6">
      <style:paragraph-properties fo:text-align="start" style:justify-single-word="false"/>
      <style:text-properties style:font-name="Calibri" fo:font-size="11pt" fo:font-style="normal" fo:font-weight="normal" officeooo:rsid="001c561d" officeooo:paragraph-rsid="001e441d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 style:list-style-name="L7">
      <style:paragraph-properties fo:text-align="start" style:justify-single-word="false"/>
      <style:text-properties style:font-name="Calibri" fo:font-size="11pt" fo:font-style="normal" fo:font-weight="normal" officeooo:rsid="001b6c4d" officeooo:paragraph-rsid="001b6c4d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 style:list-style-name="L8">
      <style:paragraph-properties fo:text-align="start" style:justify-single-word="false"/>
      <style:text-properties style:font-name="Calibri" fo:font-size="11pt" fo:font-style="normal" fo:font-weight="normal" officeooo:rsid="001b6c4d" officeooo:paragraph-rsid="001b6c4d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 style:list-style-name="L7">
      <style:paragraph-properties fo:text-align="start" style:justify-single-word="false"/>
      <style:text-properties style:font-name="Calibri" fo:font-size="11pt" fo:font-style="normal" fo:font-weight="normal" officeooo:rsid="001cc5d0" officeooo:paragraph-rsid="001cc5d0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 style:list-style-name="L7">
      <style:paragraph-properties fo:text-align="start" style:justify-single-word="false"/>
      <style:text-properties style:font-name="Calibri" fo:font-size="11pt" fo:font-style="normal" fo:font-weight="normal" officeooo:rsid="001cc5d0" officeooo:paragraph-rsid="001e274d" style:font-size-asian="11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 style:list-style-name="L8">
      <style:paragraph-properties fo:text-align="start" style:justify-single-word="false"/>
      <style:text-properties style:font-name="Calibri" fo:font-size="11pt" fo:font-style="normal" fo:font-weight="normal" officeooo:rsid="001cc5d0" officeooo:paragraph-rsid="001cc5d0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 style:list-style-name="L7">
      <style:paragraph-properties fo:text-align="start" style:justify-single-word="false"/>
      <style:text-properties style:font-name="Calibri" fo:font-size="11pt" fo:font-style="normal" fo:font-weight="normal" officeooo:rsid="001e274d" officeooo:paragraph-rsid="001e274d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 style:list-style-name="L9">
      <style:paragraph-properties fo:text-align="start" style:justify-single-word="false"/>
      <style:text-properties style:font-name="Calibri" fo:font-size="11pt" fo:font-style="normal" fo:font-weight="normal" officeooo:rsid="003007c2" officeooo:paragraph-rsid="003007c2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 style:list-style-name="L9">
      <style:paragraph-properties fo:text-align="start" style:justify-single-word="false"/>
      <style:text-properties style:font-name="Calibri" fo:font-size="11pt" fo:font-style="normal" style:text-underline-style="none" fo:font-weight="normal" officeooo:rsid="002699d6" officeooo:paragraph-rsid="003007c2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 style:list-style-name="L9">
      <style:paragraph-properties fo:text-align="start" style:justify-single-word="false"/>
      <style:text-properties style:font-name="Calibri" fo:font-size="11pt" fo:font-style="normal" style:text-underline-style="none" fo:font-weight="normal" officeooo:rsid="003007c2" officeooo:paragraph-rsid="003007c2" style:font-size-asian="11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 style:list-style-name="L7">
      <style:paragraph-properties fo:text-align="start" style:justify-single-word="false"/>
      <style:text-properties style:font-name="Calibri" fo:font-size="11pt" fo:font-weight="bold" officeooo:rsid="00196c26" officeooo:paragraph-rsid="00196c26" style:font-size-asian="11pt" style:font-weight-asian="bold" style:font-size-complex="11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Calibri" fo:font-size="11pt" style:text-underline-style="solid" style:text-underline-width="auto" style:text-underline-color="font-color" fo:font-weight="bold" officeooo:rsid="003af534" officeooo:paragraph-rsid="003af534" style:font-size-asian="11pt" style:font-weight-asian="bold" style:font-size-complex="11pt" style:font-weight-complex="bold"/>
    </style:style>
    <style:style style:name="P58" style:family="paragraph" style:parent-style-name="Standard" style:list-style-name="L10">
      <style:paragraph-properties fo:text-align="start" style:justify-single-word="false"/>
      <style:text-properties style:font-name="Calibri" fo:font-size="11pt" fo:font-style="italic" fo:font-weight="bold" officeooo:rsid="0040b711" officeooo:paragraph-rsid="0040b711" style:font-size-asian="11pt" style:font-style-asian="italic" style:font-weight-asian="bold" style:font-size-complex="11pt" style:font-style-complex="italic" style:font-weight-complex="bold"/>
    </style:style>
    <style:style style:name="P59" style:family="paragraph" style:parent-style-name="Standard" style:list-style-name="L11">
      <style:paragraph-properties fo:text-align="start" style:justify-single-word="false"/>
      <style:text-properties style:font-name="Calibri" fo:font-size="11pt" fo:font-style="italic" fo:font-weight="bold" officeooo:rsid="0040b711" officeooo:paragraph-rsid="0040b711" style:font-size-asian="11pt" style:font-style-asian="italic" style:font-weight-asian="bold" style:font-size-complex="11pt" style:font-style-complex="italic" style:font-weight-complex="bold"/>
    </style:style>
    <style:style style:name="P60" style:family="paragraph" style:parent-style-name="Standard" style:list-style-name="L1">
      <style:paragraph-properties fo:text-align="start" style:justify-single-word="false"/>
      <style:text-properties officeooo:rsid="001e274d" officeooo:paragraph-rsid="001e274d"/>
    </style:style>
    <style:style style:name="P61" style:family="paragraph" style:parent-style-name="Standard" style:list-style-name="L3">
      <style:paragraph-properties fo:text-align="start" style:justify-single-word="false"/>
      <style:text-properties officeooo:paragraph-rsid="003d913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7d8a" style:font-weight-asian="normal" style:font-weight-complex="normal"/>
    </style:style>
    <style:style style:name="T3" style:family="text">
      <style:text-properties fo:font-weight="normal" officeooo:rsid="001c561d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36b0fc" style:font-style-asian="italic" style:font-style-complex="italic"/>
    </style:style>
    <style:style style:name="T7" style:family="text">
      <style:text-properties fo:font-style="italic" officeooo:rsid="003b13ef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c43eb" style:font-style-asian="italic" style:font-weight-asian="bold" style:font-style-complex="italic" style:font-weight-complex="bold"/>
    </style:style>
    <style:style style:name="T10" style:family="text">
      <style:text-properties fo:color="#000000" style:font-name="Monospace" fo:font-size="10pt" fo:background-color="#e8f2fe" loext:char-shading-value="0" style:font-size-asian="10pt"/>
    </style:style>
    <style:style style:name="T11" style:family="text">
      <style:text-properties fo:color="#7f0055" style:font-name="Monospace" fo:font-size="10pt" fo:background-color="#e8f2fe" loext:char-shading-value="0" style:font-size-asian="10pt"/>
    </style:style>
    <style:style style:name="T12" style:family="text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T13" style:family="text">
      <style:text-properties style:font-name="Calibri" fo:font-size="11pt" fo:font-weight="normal" officeooo:rsid="001e274d" style:font-size-asian="11pt" style:font-weight-asian="normal" style:font-size-complex="11pt" style:font-weight-complex="normal"/>
    </style:style>
    <style:style style:name="T14" style:family="text">
      <style:text-properties style:font-name="Calibri" fo:font-size="11pt" fo:font-style="normal" fo:font-weight="normal" officeooo:rsid="0032979a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style:font-name="Calibri" fo:font-size="11pt" fo:font-style="italic" fo:font-weight="normal" officeooo:rsid="0032979a" style:font-size-asian="11pt" style:font-style-asian="italic" style:font-weight-asian="normal" style:font-size-complex="11pt" style:font-style-complex="italic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1e441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2c43eb" style:font-style-asian="normal" style:font-style-complex="normal"/>
    </style:style>
    <style:style style:name="T21" style:family="text">
      <style:text-properties fo:font-style="normal" officeooo:rsid="003b13ef" style:font-style-asian="normal" style:font-style-complex="normal"/>
    </style:style>
    <style:style style:name="T22" style:family="text">
      <style:text-properties fo:font-style="normal" officeooo:rsid="0032979a" style:font-style-asian="normal" style:font-style-complex="normal"/>
    </style:style>
    <style:style style:name="T23" style:family="text">
      <style:text-properties officeooo:rsid="0023bb70"/>
    </style:style>
    <style:style style:name="T24" style:family="text">
      <style:text-properties officeooo:rsid="00263cab"/>
    </style:style>
    <style:style style:name="T25" style:family="text">
      <style:text-properties officeooo:rsid="002a9941"/>
    </style:style>
    <style:style style:name="T26" style:family="text">
      <style:text-properties officeooo:rsid="002b1f2c"/>
    </style:style>
    <style:style style:name="T27" style:family="text">
      <style:text-properties style:text-underline-style="none" officeooo:rsid="002699d6"/>
    </style:style>
    <style:style style:name="T28" style:family="text">
      <style:text-properties style:text-position="super 58%"/>
    </style:style>
    <style:style style:name="T29" style:family="text">
      <style:text-properties officeooo:rsid="00309b8b"/>
    </style:style>
    <style:style style:name="T30" style:family="text">
      <style:text-properties officeooo:rsid="0032979a"/>
    </style:style>
    <style:style style:name="T31" style:family="text">
      <style:text-properties officeooo:rsid="00342941"/>
    </style:style>
    <style:style style:name="T32" style:family="text">
      <style:text-properties officeooo:rsid="0035f694"/>
    </style:style>
    <style:style style:name="T33" style:family="text">
      <style:text-properties officeooo:rsid="003b13e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84in" fo:text-indent="-0.25in" fo:margin-left="0.548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84in" fo:text-indent="-0.25in" fo:margin-left="0.798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84in" fo:text-indent="-0.25in" fo:margin-left="1.048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84in" fo:text-indent="-0.25in" fo:margin-left="1.298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84in" fo:text-indent="-0.25in" fo:margin-left="1.548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84in" fo:text-indent="-0.25in" fo:margin-left="1.798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84in" fo:text-indent="-0.25in" fo:margin-left="2.048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84in" fo:text-indent="-0.25in" fo:margin-left="2.298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84in" fo:text-indent="-0.25in" fo:margin-left="2.548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84in" fo:text-indent="-0.25in" fo:margin-left="2.7984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lang data processing</text:p>
      <text:p text:style-name="P1"/>
      <text:p text:style-name="P2">First experiment: all <text:span text:style-name="T24">5</text:span>00m grid resolution → refine later</text:p>
      <text:p text:style-name="P1"/>
      <text:p text:style-name="P13">Preprocessing strategy</text:p>
      <text:list xml:id="list5977638302940285429" text:style-name="L1">
        <text:list-item>
          <text:p text:style-name="P18">Process <text:span text:style-name="T17">raw data</text:span> with Harish code →<text:span text:style-name="T17"> txt file</text:span></text:p>
        </text:list-item>
        <text:list-item>
          <text:p text:style-name="P19">Process txt file to fit Telang input format</text:p>
        </text:list-item>
        <text:list-item>
          <text:p text:style-name="P60"><text:span text:style-name="T13">T</text:span><text:span text:style-name="T12">ransform txt file to GridData hashmap with Telang code</text:span></text:p>
        </text:list-item>
      </text:list>
      <text:p text:style-name="P4"/>
      <text:p text:style-name="P15">Preprocessing for Telang experiment</text:p>
      <text:list xml:id="list614786700324727246" text:style-name="WWNum30">
        <text:list-item>
          <text:p text:style-name="P20">Raw input : taxi_88 something → 1 line = 1 trip</text:p>
        </text:list-item>
        <text:list-item>
          <text:p text:style-name="P20">Harish preprocessing with Java</text:p>
          <text:list>
            <text:list-item>
              <text:p text:style-name="P20">input : taxi_88</text:p>
            </text:list-item>
            <text:list-item>
              <text:p text:style-name="P20">output</text:p>
              <text:list>
                <text:list-item>
                  <text:p text:style-name="P20">text file with grid data : rowid-colid / long / lat / datetime / #pickups</text:p>
                </text:list-item>
                <text:list-item>
                  <text:p text:style-name="P42"><text:span text:style-name="T1">long/lat are coordinates of the </text:span><text:span text:style-name="T16">CENTER</text:span><text:span text:style-name="T1"> of grid cell</text:span></text:p>
                </text:list-item>
              </text:list>
            </text:list-item>
          </text:list>
        </text:list-item>
        <text:list-item>
          <text:p text:style-name="P20">Intermediate preprocessing</text:p>
          <text:list>
            <text:list-item>
              <text:p text:style-name="P20">Convert datetime to time_interval</text:p>
            </text:list-item>
          </text:list>
        </text:list-item>
        <text:list-item>
          <text:p text:style-name="P20">Telang preprocessing</text:p>
          <text:list>
            <text:list-item>
              <text:p text:style-name="P20">input : txt file → line : long / lat / temp_year0 / temp_year1 / … / temp_yearN</text:p>
            </text:list-item>
            <text:list-item>
              <text:p text:style-name="P20">output : GridData </text:p>
            </text:list-item>
          </text:list>
        </text:list-item>
      </text:list>
      <text:p text:style-name="P16">→ Hashmap with key = time_id*ncols*nrows + row_id*ncols + col_id</text:p>
      <text:p text:style-name="P4"/>
      <text:p text:style-name="P57">Processing routine</text:p>
      <text:list xml:id="list5711363655205301599" text:style-name="L2">
        <text:list-item>
          <text:p text:style-name="P21">Run TLCData.java →<text:span text:style-name="T33"> creates pickup-</text:span><text:span text:style-name="T7">densit_gridRes</text:span><text:span text:style-name="T33"> and gridCoordinates_</text:span><text:span text:style-name="T7">gridRes</text:span><text:span text:style-name="T21"> in NYU/Data/harish_grid_h</text:span></text:p>
        </text:list-item>
      </text:list>
      <text:list xml:id="list6182784611755394788" text:style-name="L10">
        <text:list-item>
          <text:list>
            <text:list-item>
              <text:p text:style-name="P58"><text:span text:style-name="T33">C</text:span>reate automated jar file gridRes</text:p>
            </text:list-item>
          </text:list>
        </text:list-item>
      </text:list>
      <text:list xml:id="list93416078268882" text:continue-list="list5711363655205301599" text:style-name="L2">
        <text:list-item>
          <text:p text:style-name="P22"><text:span text:style-name="T21">R</text:span><text:span text:style-name="T19">un </text:span><text:span text:style-name="T22">NYU/Code/writecountcoord_telang.py</text:span></text:p>
        </text:list-item>
      </text:list>
      <text:list xml:id="list2763118215274933489" text:style-name="L3">
        <text:list-item>
          <text:list>
            <text:list-item>
              <text:p text:style-name="P61"><text:span text:style-name="T14">python writecountcoord_telang.py </text:span><text:span text:style-name="T15">gridRes</text:span></text:p>
            </text:list-item>
          </text:list>
        </text:list-item>
      </text:list>
      <text:list xml:id="list93415162827038" text:continue-list="list93416078268882" text:style-name="L2">
        <text:list-item>
          <text:p text:style-name="P23"><text:span text:style-name="T22">R</text:span><text:span text:style-name="T19">un telang</text:span></text:p>
        </text:list-item>
      </text:list>
      <text:list xml:id="list8466338584716644094" text:style-name="L11">
        <text:list-item>
          <text:list>
            <text:list-item>
              <text:p text:style-name="P59">automated jar file gridRes</text:p>
            </text:list-item>
          </text:list>
        </text:list-item>
      </text:list>
      <text:p text:style-name="P4"/>
      <text:p text:style-name="P5">1. Harish processing</text:p>
      <text:list xml:id="list93416433535190" text:continue-list="list614786700324727246" text:style-name="WWNum30">
        <text:list-item>
          <text:p text:style-name="P24">fil<text:span text:style-name="T25">e: NYU/Code/Harish</text:span>TLCData.java for counts computing <text:span text:style-name="T25">and grid cells’ coordinates</text:span></text:p>
        </text:list-item>
        <text:list-item>
          <text:p text:style-name="P25">input: <text:span text:style-name="T23">/san_share/share/harish/rawdata/unif_trips_88.bin</text:span></text:p>
        </text:list-item>
        <text:list-item>
          <text:p text:style-name="P26">output: </text:p>
          <text:list>
            <text:list-item>
              <text:p text:style-name="P26">text files <text:span text:style-name="T26">density</text:span>-YYYY-MM-DD-HH.txt <text:span text:style-name="T31">in NYU/Data/harish_grid_h</text:span></text:p>
              <text:list>
                <text:list-item>
                  <text:p text:style-name="P27">1 col</text:p>
                </text:list-item>
                <text:list-item>
                  <text:p text:style-name="P27">counts pickups in <text:span text:style-name="T16">ROW</text:span> major orde<text:span text:style-name="T26">r</text:span></text:p>
                </text:list-item>
              </text:list>
            </text:list-item>
            <text:list-item>
              <text:p text:style-name="P31">gridCoordinates_<text:span text:style-name="T32">500</text:span>.txt: coordinates of the grid cells <text:span text:style-name="T8">center or corner? </text:span><text:span text:style-name="T9">CHECK</text:span></text:p>
              <text:list>
                <text:list-item>
                  <text:p text:style-name="P32"><text:span text:style-name="T20">i</text:span><text:span text:style-name="T19">n /NYU/Data/harish_grid_h</text:span></text:p>
                </text:list-item>
              </text:list>
            </text:list-item>
          </text:list>
        </text:list-item>
        <text:list-item>
          <text:p text:style-name="P27">parameters</text:p>
          <text:list>
            <text:list-item>
              <text:p text:style-name="P33">grid bounds space</text:p>
            </text:list-item>
            <text:list-item>
              <text:p text:style-name="P27">grid size</text:p>
            </text:list-item>
            <text:list-item>
              <text:p text:style-name="P27">time resolutions</text:p>
            </text:list-item>
            <text:list-item>
              <text:p text:style-name="P27">filter spatial resolution → DO NOT TOUCH to have the same as SaTScan and Topology</text:p>
            </text:list-item>
          </text:list>
        </text:list-item>
        <text:list-item>
          <text:p text:style-name="P27">principal features</text:p>
          <text:list>
            <text:list-item>
              <text:p text:style-name="P27">filter considers polygon around <text:span text:style-name="T18">center of grid cell</text:span></text:p>
            </text:list-item>
            <text:list-item>
              <text:p text:style-name="P43"><text:soft-page-break/>troncate to the last entire grid cell included in bounded region</text:p>
            </text:list-item>
          </text:list>
        </text:list-item>
      </text:list>
      <text:p text:style-name="P12"/>
      <text:p text:style-name="P5">2. Intermediate processing</text:p>
      <text:list xml:id="list2407529671760794932" text:style-name="L4">
        <text:list-item>
          <text:p text:style-name="P34">file: <text:span text:style-name="T30">NYU/Code/writecountcoord_telang.py</text:span></text:p>
        </text:list-item>
        <text:list-item>
          <text:p text:style-name="P28">input: multiple Harish txt files <text:span text:style-name="T26">density</text:span>-YYYY-MM-DD-HH.txt</text:p>
        </text:list-item>
        <text:list-item>
          <text:p text:style-name="P29">output: single txt file: RRRCCC / time_interval / <text:span text:style-name="T29">datetime</text:span> / count</text:p>
          <text:list>
            <text:list-item>
              <text:p text:style-name="P35">NYU/Data/telang/ctgrid1110_h_<text:span text:style-name="T6">gridRes</text:span>.csv</text:p>
            </text:list-item>
          </text:list>
        </text:list-item>
        <text:list-item>
          <text:p text:style-name="P36">Features</text:p>
          <text:list>
            <text:list-item>
              <text:p text:style-name="P38">timedate → time interval starting on 0 on 1<text:span text:style-name="T28">st</text:span> Oct. 2011</text:p>
            </text:list-item>
            <text:list-item>
              <text:p text:style-name="P38">Create column RRRCCC by using <text:span text:style-name="T29">spatial </text:span>row major order</text:p>
            </text:list-item>
            <text:list-item>
              <text:p text:style-name="P38">Report count</text:p>
            </text:list-item>
          </text:list>
        </text:list-item>
        <text:list-item>
          <text:p text:style-name="P37">Process</text:p>
          <text:list>
            <text:list-item>
              <text:p text:style-name="P37">In terminal: python writecountcoord_telang.py <text:span text:style-name="T5">gridRes</text:span></text:p>
            </text:list-item>
          </text:list>
        </text:list-item>
      </text:list>
      <text:p text:style-name="P4"/>
      <text:p text:style-name="P5">3. Telang processing</text:p>
      <text:list xml:id="list329920145026938272" text:style-name="L5">
        <text:list-item>
          <text:p text:style-name="P39">file: parser/InputFileParser.java → function fillGridData</text:p>
        </text:list-item>
        <text:list-item>
          <text:p text:style-name="P30">read single txt file and uses fillGridData → hashmap</text:p>
        </text:list-item>
        <text:list-item>
          <text:p text:style-name="P40">Functions</text:p>
          <text:list>
            <text:list-item>
              <text:p text:style-name="P40">initialize(filename): reads filename and put it in <text:span text:style-name="T5">reader</text:span><text:span text:style-name="T19"> global variable</text:span></text:p>
            </text:list-item>
          </text:list>
        </text:list-item>
      </text:list>
      <text:p text:style-name="P17"/>
      <text:p text:style-name="P4"/>
      <text:p text:style-name="P11">Data parameters</text:p>
      <text:list xml:id="list5252286964045939725" text:style-name="L6">
        <text:list-item>
          <text:p text:style-name="P44"><text:span text:style-name="T3">Space precision: s</text:span><text:span text:style-name="T1">tart with low resolution → 800x800m</text:span></text:p>
          <text:list>
            <text:list-item>
              <text:p text:style-name="P45">Other interesting resolutions: 200m, 100m, 50m, 20m</text:p>
            </text:list-item>
          </text:list>
        </text:list-item>
        <text:list-item>
          <text:p text:style-name="P46">Time precision</text:p>
          <text:list>
            <text:list-item>
              <text:p text:style-name="P46">15min would be recommended // all traffic ED papers</text:p>
            </text:list-item>
            <text:list-item>
              <text:p text:style-name="P46">1hour can be used first</text:p>
            </text:list-item>
            <text:list-item>
              <text:p text:style-name="P46">SaTScan / Fabio data → DAY precision → Useless</text:p>
            </text:list-item>
          </text:list>
        </text:list-item>
      </text:list>
      <text:p text:style-name="P17"/>
      <text:p text:style-name="P4"/>
      <text:p text:style-name="P14">Telang Processing functions</text:p>
      <text:p text:style-name="P4"/>
      <text:p text:style-name="P4">GridData</text:p>
      <text:list xml:id="list1606984953488550262" text:style-name="L7">
        <text:list-item>
          <text:p text:style-name="P41">Process time? Need successive interval numbers → start with 0 on the month of data studied</text:p>
        </text:list-item>
        <text:list-item>
          <text:p text:style-name="P41">Formula = hour + 24*day → only valid on october</text:p>
        </text:list-item>
        <text:list-item>
          <text:p text:style-name="P41">Check to re-use processing for SaTScan arbitrary time measure</text:p>
        </text:list-item>
        <text:list-item>
          <text:p text:style-name="P56"><text:span text:style-name="T1">Interval / row / col / </text:span><text:span text:style-name="T2">value</text:span><text:span text:style-name="T1"> bias = 0 </text:span><text:span text:style-name="T4">check interval in satscan interval preprocessing</text:span></text:p>
        </text:list-item>
        <text:list-item>
          <text:p text:style-name="P47">Parameters</text:p>
          <text:list>
            <text:list-item>
              <text:p text:style-name="P47">GridData(#intervals = ??, #rows = ??, #cols = ??)</text:p>
            </text:list-item>
          </text:list>
        </text:list-item>
        <text:list-item>
          <text:p text:style-name="P47">Rewrite parser.fillGridData(grid)</text:p>
        </text:list-item>
        <text:list-item>
          <text:p text:style-name="P49">parser.fillGridData function</text:p>
          <text:list>
            <text:list-item>
              <text:p text:style-name="P50">input</text:p>
              <text:list>
                <text:list-item>
                  <text:p text:style-name="P52">txt file: long / lat / temp_year0 / temps_year1/ … / temp_yearN</text:p>
                </text:list-item>
                <text:list-item>
                  <text:p text:style-name="P52">empty grid</text:p>
                </text:list-item>
              </text:list>
            </text:list-item>
            <text:list-item>
              <text:p text:style-name="P49">output: HashMap with key and value associated to the cell designated</text:p>
            </text:list-item>
            <text:list-item>
              <text:p text:style-name="P52"><text:span text:style-name="T5">grid.setValue(int, row, col, temp)</text:span> → sets the value <text:span text:style-name="T5">temp</text:span> to the hashkey <text:span text:style-name="T5">int*nrows*ncols + row*ncols + col</text:span></text:p>
            </text:list-item>
            <text:list-item>
              <text:p text:style-name="P52">Cols / rows index ???</text:p>
            </text:list-item>
          </text:list>
        </text:list-item>
      </text:list>
      <text:p text:style-name="P8"/>
      <text:p text:style-name="P6"><text:soft-page-break/>InputFileParser.java</text:p>
      <text:list xml:id="list3750363368070035027" text:style-name="L8">
        <text:list-item>
          <text:p text:style-name="P51">InputFileParser(inputfile, rowBias, colBias, valueBias)</text:p>
        </text:list-item>
        <text:list-item>
          <text:p text:style-name="P51">initialize(inputfile)</text:p>
          <text:list>
            <text:list-item>
              <text:p text:style-name="P51"><text:span text:style-name="T10">reader = </text:span><text:span text:style-name="T11">new</text:span><text:span text:style-name="T10"> BufferedReader(</text:span><text:span text:style-name="T11">new</text:span><text:span text:style-name="T10"> InputStreamReader(</text:span><text:span text:style-name="T11">new</text:span><text:span text:style-name="T10"> FileInputStream(fileName)))</text:span></text:p>
            </text:list-item>
            <text:list-item>
              <text:p text:style-name="P48">??</text:p>
            </text:list-item>
          </text:list>
        </text:list-item>
      </text:list>
      <text:p text:style-name="P9"/>
      <text:p text:style-name="P7">Cluster Output Visualization Processing</text:p>
      <text:list xml:id="list4792055598369882924" text:style-name="L9">
        <text:list-item>
          <text:p text:style-name="P53">getClustersByBestFirst output: <text:span text:style-name="T27">Vector&lt;Cluster&gt;</text:span></text:p>
          <text:list>
            <text:list-item>
              <text:p text:style-name="P54">Cluster = Hashset&lt;Integer&gt; where Integer is the ST cell’s hashkey</text:p>
            </text:list-item>
          </text:list>
        </text:list-item>
        <text:list-item>
          <text:p text:style-name="P55">Map cell’s hashkey with their time_interval, column, row</text:p>
        </text:list-item>
        <text:list-item>
          <text:p text:style-name="P55">Map to timedate, long, lat</text:p>
        </text:list-item>
        <text:list-item>
          <text:p text:style-name="P55">Add processed clusters to kml file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638" style:display-name="ListLabel 2638" style:family="text">
      <style:text-properties fo:font-weight="normal" style:font-name-complex="OpenSymbol2" style:font-family-complex="OpenSymbol" style:font-family-generic-complex="system" style:font-pitch-complex="variable"/>
    </style:style>
    <style:style style:name="ListLabel_20_2639" style:display-name="ListLabel 2639" style:family="text">
      <style:text-properties fo:font-weight="normal" style:font-name-complex="OpenSymbol2" style:font-family-complex="OpenSymbol" style:font-family-generic-complex="system" style:font-pitch-complex="variable"/>
    </style:style>
    <style:style style:name="ListLabel_20_2640" style:display-name="ListLabel 2640" style:family="text">
      <style:text-properties fo:font-weight="normal" style:font-name-complex="OpenSymbol2" style:font-family-complex="OpenSymbol" style:font-family-generic-complex="system" style:font-pitch-complex="variable"/>
    </style:style>
    <style:style style:name="ListLabel_20_2641" style:display-name="ListLabel 2641" style:family="text">
      <style:text-properties style:font-name-complex="OpenSymbol2" style:font-family-complex="OpenSymbol" style:font-family-generic-complex="system" style:font-pitch-complex="variable"/>
    </style:style>
    <style:style style:name="ListLabel_20_2642" style:display-name="ListLabel 2642" style:family="text">
      <style:text-properties style:font-name-complex="OpenSymbol2" style:font-family-complex="OpenSymbol" style:font-family-generic-complex="system" style:font-pitch-complex="variable"/>
    </style:style>
    <style:style style:name="ListLabel_20_2643" style:display-name="ListLabel 2643" style:family="text">
      <style:text-properties style:font-name-complex="OpenSymbol2" style:font-family-complex="OpenSymbol" style:font-family-generic-complex="system" style:font-pitch-complex="variable"/>
    </style:style>
    <style:style style:name="ListLabel_20_2644" style:display-name="ListLabel 2644" style:family="text">
      <style:text-properties style:font-name-complex="OpenSymbol2" style:font-family-complex="OpenSymbol" style:font-family-generic-complex="system" style:font-pitch-complex="variable"/>
    </style:style>
    <style:style style:name="ListLabel_20_2645" style:display-name="ListLabel 2645" style:family="text">
      <style:text-properties style:font-name-complex="OpenSymbol2" style:font-family-complex="OpenSymbol" style:font-family-generic-complex="system" style:font-pitch-complex="variable"/>
    </style:style>
    <style:style style:name="ListLabel_20_2646" style:display-name="ListLabel 2646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0">
      <text:list-level-style-bullet text:level="1" text:style-name="ListLabel_20_263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63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64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264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64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64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264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4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264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17:01:41.059712796</meta:creation-date>
    <dc:date>2016-08-12T09:34:14.302393949</dc:date>
    <meta:editing-duration>PT9H44M1S</meta:editing-duration>
    <meta:editing-cycles>33</meta:editing-cycles>
    <meta:generator>LibreOffice/5.1.4.2$Linux_X86_64 LibreOffice_project/10m0$Build-2</meta:generator>
    <meta:document-statistic meta:table-count="0" meta:image-count="0" meta:object-count="0" meta:page-count="3" meta:paragraph-count="93" meta:word-count="604" meta:character-count="3766" meta:non-whitespace-character-count="3332"/>
  </office:meta>
</office:document-meta>
</file>